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adornments="Könyv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0.126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0.295cm" fo:min-width="0cm"/>
      <style:paragraph-properties style:writing-mode="lr-tb"/>
    </style:style>
    <style:style style:name="gr3" style:family="graphic" style:parent-style-name="objectwithoutfill">
      <style:graphic-properties svg:stroke-width="0.05cm" svg:stroke-color="#ff972f" draw:marker-start-width="0.28cm" draw:marker-end="" draw:marker-end-width="0.3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0.34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d7" draw:textarea-horizontal-align="left" draw:auto-grow-height="true" draw:auto-grow-width="false" fo:min-height="3.2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dee7e5" draw:textarea-horizontal-align="left" draw:auto-grow-height="true" draw:auto-grow-width="false" fo:min-height="0.39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dee6ef" draw:textarea-horizontal-align="left" draw:auto-grow-height="true" draw:auto-grow-width="false" fo:min-height="1.5cm" fo:min-width="0cm"/>
      <style:paragraph-properties style:writing-mode="lr-tb"/>
    </style:style>
    <style:style style:name="gr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3.45cm" fo:min-width="17.45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ff972f" draw:marker-start-width="0.28cm" draw:marker-end-width="0.28cm" draw:fill="none" draw:textarea-horizontal-align="justify" draw:textarea-vertical-align="middle" draw:auto-grow-height="false" fo:min-height="1.7cm" fo:min-width="4.45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objectwithoutfill">
      <style:graphic-properties svg:stroke-width="0.05cm" svg:stroke-color="#ff972f" draw:marker-start-width="0.28cm" draw:marker-end-width="0.28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000000" draw:marker-start-width="0.28cm" draw:marker-end="Reversed_20_Arrow" draw:marker-end-width="0.28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svg:stroke-width="0.05cm" svg:stroke-color="#5eb91e" draw:marker-start-width="0.28cm" draw:marker-end-width="0.28cm" draw:fill="none" draw:textarea-horizontal-align="justify" draw:textarea-vertical-align="middle" draw:auto-grow-height="false" fo:min-height="1.7cm" fo:min-width="4.45cm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5eb91e" draw:marker-start-width="0.28cm" draw:marker-end-width="0.28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5eb91e" draw:marker-start-width="0.28cm" draw:marker-end="Dimension_20_Lines" draw:marker-end-width="0.38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ff972f" draw:marker-start-width="0.28cm" draw:marker-end="Nyílhegyek_20_4" draw:marker-end-width="0.28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ff972f" draw:marker-start-width="0.28cm" draw:marker-end="Nyílhegyek_20_3" draw:marker-end-width="0.28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5eb91e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45cm" fo:min-width="4.45cm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cm" svg:stroke-color="#5eb91e" draw:marker-start-width="0.28cm" draw:marker-end="" draw:marker-end-width="0.38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cm" svg:stroke-color="#5eb91e" draw:marker-start-width="0.28cm" draw:marker-end="Nyílhegyek_20_3" draw:marker-end-width="0.28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dee7e5" draw:textarea-horizontal-align="justify" draw:auto-grow-height="false" draw:auto-grow-width="false" fo:min-height="1cm" fo:min-width="0cm"/>
      <style:paragraph-properties style:writing-mode="lr-tb"/>
    </style:style>
    <style:style style:name="gr24" style:family="graphic" style:parent-style-name="standard">
      <style:graphic-properties svg:stroke-width="0.05cm" svg:stroke-color="#780373" draw:marker-start-width="0.28cm" draw:marker-end-width="0.28cm" draw:fill="none" draw:textarea-horizontal-align="justify" draw:textarea-vertical-align="middle" draw:auto-grow-height="false" fo:min-height="1.7cm" fo:min-width="4.45cm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cm" svg:stroke-color="#780373" draw:marker-start-width="0.28cm" draw:marker-end-width="0.28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5eb91e" draw:marker-start-width="0.28cm" draw:marker-end="Nyílhegyek_20_5" draw:marker-end-width="0.28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780373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cm" svg:stroke-color="#780373" draw:marker-start-width="0.28cm" draw:marker-end="" draw:marker-end-width="0.38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svg:stroke-color="#780373" draw:marker-start-width="0.28cm" draw:marker-end="Nyílhegyek_20_3" draw:marker-end-width="0.28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cm" svg:stroke-color="#780373" draw:marker-start-width="0.28cm" draw:marker-end="Dimension_20_Lines" draw:marker-end-width="0.38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2cm" fo:min-width="5.652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0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0.445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0.195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0.209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0.021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0.05cm" fo:min-width="0cm"/>
      <style:paragraph-properties style:writing-mode="lr-tb"/>
    </style:style>
    <style:style style:name="gr3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7.887cm" fo:min-width="17.45cm" fo:padding-top="0.15cm" fo:padding-bottom="0.15cm" fo:padding-left="0.275cm" fo:padding-right="0.275cm"/>
    </style:style>
    <style:style style:name="P1" style:family="paragraph">
      <style:text-properties fo:color="#5eb91e" loext:opacity="100%" fo:font-size="9pt" style:font-size-asian="9pt" style:font-size-complex="9pt"/>
    </style:style>
    <style:style style:name="P2" style:family="paragraph">
      <loext:graphic-properties draw:fill="solid" draw:fill-color="#eeeeee"/>
      <style:text-properties fo:color="#5eb91e" loext:opacity="100%" loext:color-lum-mod="100%" loext:color-lum-off="0%" fo:font-size="9pt" style:font-size-asian="9pt" style:font-size-complex="9pt"/>
    </style:style>
    <style:style style:name="P3" style:family="paragraph">
      <style:text-properties fo:color="#780373" loext:opacity="100%" fo:font-size="9pt" style:font-size-asian="9pt" style:font-size-complex="9pt"/>
    </style:style>
    <style:style style:name="P4" style:family="paragraph">
      <loext:graphic-properties draw:fill="solid" draw:fill-color="#eeeeee"/>
      <style:text-properties fo:color="#780373" loext:opacity="100%" loext:color-lum-mod="100%" loext:color-lum-off="0%" fo:font-size="9pt" style:font-size-asian="9pt" style:font-size-complex="9pt"/>
    </style:style>
    <style:style style:name="P5" style:family="paragraph">
      <loext:graphic-properties draw:fill="none"/>
      <style:paragraph-properties fo:text-align="center"/>
      <style:text-properties fo:color="#ff972f" loext:opacity="100%" loext:color-lum-mod="100%" loext:color-lum-off="0%"/>
    </style:style>
    <style:style style:name="P6" style:family="paragraph">
      <style:text-properties fo:color="#ff972f" loext:opacity="100%" fo:font-size="9pt" style:font-size-asian="9pt" style:font-size-complex="9pt"/>
    </style:style>
    <style:style style:name="P7" style:family="paragraph">
      <loext:graphic-properties draw:fill="solid" draw:fill-color="#eeeeee"/>
      <style:text-properties fo:color="#ff972f" loext:opacity="100%" loext:color-lum-mod="100%" loext:color-lum-off="0%" fo:font-size="9pt" style:font-size-asian="9pt" style:font-size-complex="9pt"/>
    </style:style>
    <style:style style:name="P8" style:family="paragraph">
      <style:text-properties fo:font-size="12pt"/>
    </style:style>
    <style:style style:name="P9" style:family="paragraph">
      <loext:graphic-properties draw:fill="solid" draw:fill-color="#ffffd7"/>
      <style:text-properties fo:font-size="12pt"/>
    </style:style>
    <style:style style:name="P10" style:family="paragraph">
      <loext:graphic-properties draw:fill="none" draw:fill-color="#dee7e5"/>
      <style:text-properties fo:font-size="12pt"/>
    </style:style>
    <style:style style:name="P11" style:family="paragraph">
      <loext:graphic-properties draw:fill="solid" draw:fill-color="#dee6ef"/>
      <style:text-properties fo:font-size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color="#000000" loext:opacity="100%" fo:font-size="12pt"/>
    </style:style>
    <style:style style:name="P14" style:family="paragraph">
      <loext:graphic-properties draw:fill="none" draw:fill-color="#ffffff"/>
      <style:text-properties fo:color="#000000" loext:opacity="100%" loext:color-lum-mod="100%" loext:color-lum-off="0%" fo:font-size="12pt"/>
    </style:style>
    <style:style style:name="P15" style:family="paragraph">
      <style:text-properties fo:color="#ff972f" loext:opacity="100%" fo:font-size="12pt"/>
    </style:style>
    <style:style style:name="P16" style:family="paragraph">
      <loext:graphic-properties draw:fill="none" draw:fill-color="#ffffff"/>
      <style:text-properties fo:color="#ff972f" loext:opacity="100%" loext:color-lum-mod="100%" loext:color-lum-off="0%" fo:font-size="12pt"/>
    </style:style>
    <style:style style:name="P17" style:family="paragraph">
      <style:text-properties fo:color="#000000" loext:opacity="100%" fo:font-size="9pt" style:font-size-asian="9pt" style:font-size-complex="9pt"/>
    </style:style>
    <style:style style:name="P18" style:family="paragraph">
      <loext:graphic-properties draw:fill="solid" draw:fill-color="#eeeeee"/>
      <style:text-properties fo:color="#000000" loext:opacity="100%" loext:color-lum-mod="100%" loext:color-lum-off="0%" fo:font-size="9pt" style:font-size-asian="9pt" style:font-size-complex="9pt"/>
    </style:style>
    <style:style style:name="P19" style:family="paragraph">
      <style:text-properties fo:color="#5eb91e" loext:opacity="100%" fo:font-size="12pt"/>
    </style:style>
    <style:style style:name="P20" style:family="paragraph">
      <loext:graphic-properties draw:fill="none" draw:fill-color="#ffffff"/>
      <style:text-properties fo:color="#5eb91e" loext:opacity="100%" loext:color-lum-mod="100%" loext:color-lum-off="0%" fo:font-size="12pt"/>
    </style:style>
    <style:style style:name="P21" style:family="paragraph">
      <style:text-properties fo:font-size="9pt" style:font-size-asian="9pt" style:font-size-complex="9pt"/>
    </style:style>
    <style:style style:name="P22" style:family="paragraph">
      <loext:graphic-properties draw:fill="solid" draw:fill-color="#eeeeee"/>
      <style:text-properties fo:font-size="9pt" style:font-size-asian="9pt" style:font-size-complex="9pt"/>
    </style:style>
    <style:style style:name="P23" style:family="paragraph">
      <style:paragraph-properties fo:text-align="center"/>
      <style:text-properties style:font-name="DejaVu Serif" fo:font-size="22pt" style:font-size-asian="22pt"/>
    </style:style>
    <style:style style:name="P24" style:family="paragraph">
      <loext:graphic-properties draw:fill="none" draw:fill-color="#dee7e5"/>
      <style:paragraph-properties fo:text-align="center"/>
      <style:text-properties style:font-name="DejaVu Serif" fo:font-size="22pt" style:font-size-asian="22pt"/>
    </style:style>
    <style:style style:name="P25" style:family="paragraph">
      <style:text-properties fo:color="#780373" loext:opacity="100%" fo:font-size="12pt"/>
    </style:style>
    <style:style style:name="P26" style:family="paragraph">
      <loext:graphic-properties draw:fill="none" draw:fill-color="#ffffff"/>
      <style:text-properties fo:color="#780373" loext:opacity="100%" loext:color-lum-mod="100%" loext:color-lum-off="0%" fo:font-size="12pt"/>
    </style:style>
    <style:style style:name="T1" style:family="text">
      <style:text-properties fo:color="#5eb91e" loext:opacity="100%" fo:font-size="9pt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/>
    </style:style>
    <style:style style:name="T4" style:family="text">
      <style:text-properties fo:color="#000000" loext:opacity="100%" fo:font-size="12pt"/>
    </style:style>
    <style:style style:name="T5" style:family="text">
      <style:text-properties fo:font-size="12pt"/>
    </style:style>
    <style:style style:name="T6" style:family="text">
      <style:text-properties fo:color="#ff972f" loext:opacity="100%" fo:font-size="12pt"/>
    </style:style>
    <style:style style:name="T7" style:family="text">
      <style:text-properties fo:color="#5eb91e" loext:opacity="100%" fo:font-size="12pt"/>
    </style:style>
    <style:style style:name="T8" style:family="text">
      <style:text-properties style:font-name="DejaVu Serif" fo:font-size="22pt" style:font-size-asian="22pt"/>
    </style:style>
    <style:style style:name="T9" style:family="text">
      <style:text-properties fo:color="#780373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frame draw:style-name="gr1" draw:text-style-name="P2" draw:layer="layout" svg:width="3cm" svg:height="0.607cm" svg:x="13cm" svg:y="7.124cm">
          <draw:text-box>
            <text:p text:style-name="P1"><text:span text:style-name="T1">„</text:span><text:span text:style-name="T1">5 V converter”</text:span></text:p>
          </draw:text-box>
        </draw:frame>
        <draw:frame draw:style-name="gr2" draw:text-style-name="P4" draw:layer="layout" svg:width="2.721cm" svg:height="0.607cm" svg:x="13.029cm" svg:y="11.005cm">
          <draw:text-box>
            <text:p text:style-name="P3"><text:span text:style-name="T2">„</text:span><text:span text:style-name="T2">3,3 V supply”</text:span></text:p>
          </draw:text-box>
        </draw:frame>
        <draw:line draw:style-name="gr3" draw:text-style-name="P5" draw:layer="layout" svg:x1="13cm" svg:y1="5.05cm" svg:x2="18cm" svg:y2="3.05cm">
          <text:p/>
        </draw:line>
        <draw:frame draw:style-name="gr4" draw:text-style-name="P7" draw:layer="layout" svg:width="2.5cm" svg:height="0.607cm" svg:x="13cm" svg:y="2.405cm">
          <draw:text-box>
            <text:p text:style-name="P6"><text:span text:style-name="T2">„</text:span><text:span text:style-name="T2">12 V PSU”</text:span></text:p>
          </draw:text-box>
        </draw:frame>
        <draw:frame draw:style-name="gr5" draw:text-style-name="P9" draw:layer="layout" svg:width="6.202cm" svg:height="3.5cm" svg:x="2cm" svg:y="14.25cm">
          <draw:text-box>
            <text:p text:style-name="P8"><text:span text:style-name="T3">Processor module</text:span></text:p>
          </draw:text-box>
        </draw:frame>
        <draw:frame draw:style-name="gr6" draw:text-style-name="P10" draw:layer="layout" svg:width="2cm" svg:height="0.645cm" svg:x="1.5cm" svg:y="5.55cm">
          <draw:text-box>
            <text:p text:style-name="P8"><text:span text:style-name="T3">Remete2</text:span></text:p>
          </draw:text-box>
        </draw:frame>
        <draw:frame draw:style-name="gr7" draw:text-style-name="P11" draw:layer="layout" svg:width="5cm" svg:height="1.75cm" svg:x="2cm" svg:y="6.55cm">
          <draw:text-box>
            <text:p text:style-name="P8"><text:span text:style-name="T3">I/O module</text:span></text:p>
          </draw:text-box>
        </draw:frame>
        <draw:custom-shape draw:style-name="gr8" draw:text-style-name="P12" draw:layer="layout" svg:width="18cm" svg:height="13.75cm" svg:x="1.5cm" svg:y="5.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cm" svg:height="2cm" svg:x="13cm" svg:y="3.05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2.03cm" svg:height="0.725cm" svg:x="13cm" svg:y="3.05cm">
          <draw:text-box>
            <text:p text:style-name="P13"><text:span text:style-name="T4">230 Vac</text:span></text:p>
          </draw:text-box>
        </draw:frame>
        <draw:frame draw:style-name="gr10" draw:text-style-name="P16" draw:layer="layout" svg:width="2.923cm" svg:height="0.725cm" svg:x="15.077cm" svg:y="4.325cm">
          <draw:text-box>
            <text:p text:style-name="P15"><text:span text:style-name="T5">&gt;12 Vdc, ? A</text:span></text:p>
          </draw:text-box>
        </draw:frame>
        <draw:line draw:style-name="gr3" draw:text-style-name="P5" draw:layer="layout" svg:x1="19cm" svg:y1="4.55cm" svg:x2="19cm" svg:y2="8.169cm">
          <text:p/>
        </draw:line>
        <draw:line draw:style-name="gr11" draw:text-style-name="P5" draw:layer="layout" svg:x1="18cm" svg:y1="4.55cm" svg:x2="19cm" svg:y2="4.55cm">
          <text:p/>
        </draw:line>
        <draw:line draw:style-name="gr12" draw:text-style-name="P5" draw:layer="layout" svg:x1="13cm" svg:y1="3.55cm" svg:x2="12.25cm" svg:y2="3.55cm">
          <text:p/>
        </draw:line>
        <draw:frame draw:style-name="gr13" draw:text-style-name="P18" draw:layer="layout" svg:width="3.131cm" svg:height="0.607cm" svg:x="13.962cm" svg:y="3.791cm">
          <draw:text-box>
            <text:p text:style-name="P17"><text:span text:style-name="T2">Earth-independent</text:span></text:p>
          </draw:text-box>
        </draw:frame>
        <draw:custom-shape draw:style-name="gr14" draw:text-style-name="P12" draw:layer="layout" svg:width="5cm" svg:height="2cm" svg:x="13cm" svg:y="7.769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2.678cm" svg:height="0.725cm" svg:x="15.322cm" svg:y="7.769cm">
          <draw:text-box>
            <text:p text:style-name="P15"><text:span text:style-name="T6">12 Vdc, ? A</text:span></text:p>
          </draw:text-box>
        </draw:frame>
        <draw:line draw:style-name="gr15" draw:text-style-name="P12" draw:layer="layout" svg:x1="13cm" svg:y1="7.769cm" svg:x2="18cm" svg:y2="9.769cm">
          <text:p/>
        </draw:line>
        <draw:frame draw:style-name="gr10" draw:text-style-name="P20" draw:layer="layout" svg:width="2.441cm" svg:height="0.725cm" svg:x="12.971cm" svg:y="9.044cm">
          <draw:text-box>
            <text:p text:style-name="P19"><text:span text:style-name="T7">5 Vdc, 3 A</text:span></text:p>
          </draw:text-box>
        </draw:frame>
        <draw:frame draw:style-name="gr13" draw:text-style-name="P22" draw:layer="layout" svg:width="4.138cm" svg:height="0.607cm" svg:x="13.4cm" svg:y="8.474cm">
          <draw:text-box>
            <text:p text:style-name="P21"><text:span text:style-name="T2">Isolated DC/DC converter</text:span></text:p>
          </draw:text-box>
        </draw:frame>
        <draw:line draw:style-name="gr16" draw:text-style-name="P12" draw:layer="layout" svg:x1="12.471cm" svg:y1="9.269cm" svg:x2="12.471cm" svg:y2="9.769cm">
          <text:p/>
        </draw:line>
        <draw:line draw:style-name="gr17" draw:text-style-name="P5" draw:layer="layout" svg:x1="19cm" svg:y1="8.169cm" svg:x2="18cm" svg:y2="8.169cm">
          <text:p/>
        </draw:line>
        <draw:line draw:style-name="gr18" draw:text-style-name="P12" draw:layer="layout" svg:x1="19cm" svg:y1="6.8cm" svg:x2="7cm" svg:y2="6.75cm">
          <text:p/>
        </draw:line>
        <draw:line draw:style-name="gr19" draw:text-style-name="P12" draw:layer="layout" svg:x1="13cm" svg:y1="8.273cm" svg:x2="11.75cm" svg:y2="8.266cm">
          <text:p/>
        </draw:line>
        <draw:custom-shape draw:style-name="gr20" draw:text-style-name="P12" draw:layer="layout" svg:width="5cm" svg:height="1.75cm" svg:x="2cm" svg:y="6.55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5cm" svg:height="1.75cm" svg:x="2.4cm" svg:y="7.75cm">
          <draw:text-box>
            <text:p text:style-name="P8"><text:span text:style-name="T3">I/O module</text:span></text:p>
          </draw:text-box>
        </draw:frame>
        <draw:custom-shape draw:style-name="gr20" draw:text-style-name="P12" draw:layer="layout" svg:width="5cm" svg:height="1.75cm" svg:x="2.4cm" svg:y="7.75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5cm" svg:height="1.75cm" svg:x="3.25cm" svg:y="11cm">
          <draw:text-box>
            <text:p text:style-name="P8"><text:span text:style-name="T3">I/O module</text:span></text:p>
          </draw:text-box>
        </draw:frame>
        <draw:custom-shape draw:style-name="gr20" draw:text-style-name="P12" draw:layer="layout" svg:width="5cm" svg:height="1.75cm" svg:x="3.2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2" draw:layer="layout" svg:x1="11.494cm" svg:y1="7.953cm" svg:x2="7.4cm" svg:y2="7.95cm">
          <text:p/>
        </draw:line>
        <draw:line draw:style-name="gr18" draw:text-style-name="P12" draw:layer="layout" svg:x1="11.493cm" svg:y1="11.2cm" svg:x2="8.25cm" svg:y2="11.2cm">
          <text:p/>
        </draw:line>
        <draw:line draw:style-name="gr3" draw:text-style-name="P12" draw:layer="layout" svg:x1="11.493cm" svg:y1="6.754cm" svg:x2="11.5cm" svg:y2="14.5cm">
          <text:p/>
        </draw:line>
        <draw:line draw:style-name="gr21" draw:text-style-name="P12" draw:layer="layout" svg:x1="11.75cm" svg:y1="7.05cm" svg:x2="11.75cm" svg:y2="14.8cm">
          <text:p/>
        </draw:line>
        <draw:line draw:style-name="gr22" draw:text-style-name="P12" draw:layer="layout" svg:x1="11.75cm" svg:y1="7.05cm" svg:x2="7cm" svg:y2="7.05cm">
          <text:p/>
        </draw:line>
        <draw:line draw:style-name="gr22" draw:text-style-name="P12" draw:layer="layout" svg:x1="11.75cm" svg:y1="8.27cm" svg:x2="7.4cm" svg:y2="8.25cm">
          <text:p/>
        </draw:line>
        <draw:line draw:style-name="gr22" draw:text-style-name="P12" draw:layer="layout" svg:x1="11.75cm" svg:y1="11.5cm" svg:x2="8.25cm" svg:y2="11.498cm">
          <text:p/>
        </draw:line>
        <draw:line draw:style-name="gr19" draw:text-style-name="P12" draw:layer="layout" svg:x1="12.971cm" svg:y1="9.269cm" svg:x2="12.471cm" svg:y2="9.269cm">
          <text:p/>
        </draw:line>
        <draw:frame draw:style-name="gr23" draw:text-style-name="P24" draw:layer="layout" svg:width="19cm" svg:height="1.25cm" svg:x="1cm" svg:y="1cm">
          <draw:text-box>
            <text:p text:style-name="P23"><text:span text:style-name="T8">Power supply</text:span></text:p>
          </draw:text-box>
        </draw:frame>
        <draw:custom-shape draw:style-name="gr24" draw:text-style-name="P12" draw:layer="layout" svg:width="5cm" svg:height="2cm" svg:x="13.029cm" svg:y="11.65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2.441cm" svg:height="0.725cm" svg:x="15.588cm" svg:y="11.65cm">
          <draw:text-box>
            <text:p text:style-name="P19"><text:span text:style-name="T7">5 Vdc, ? A</text:span></text:p>
          </draw:text-box>
        </draw:frame>
        <draw:line draw:style-name="gr25" draw:text-style-name="P12" draw:layer="layout" svg:x1="13.029cm" svg:y1="11.65cm" svg:x2="18.029cm" svg:y2="13.65cm">
          <text:p/>
        </draw:line>
        <draw:frame draw:style-name="gr10" draw:text-style-name="P26" draw:layer="layout" svg:width="2.796cm" svg:height="0.725cm" svg:x="13cm" svg:y="12.925cm">
          <draw:text-box>
            <text:p text:style-name="P25"><text:span text:style-name="T9">3,3 Vdc, ? A</text:span></text:p>
          </draw:text-box>
        </draw:frame>
        <draw:frame draw:style-name="gr13" draw:text-style-name="P22" draw:layer="layout" svg:width="4.219cm" svg:height="0.607cm" svg:x="13.438cm" svg:y="12.339cm">
          <draw:text-box>
            <text:p text:style-name="P21"><text:span text:style-name="T2">DC/DC converter or LDO?</text:span></text:p>
          </draw:text-box>
        </draw:frame>
        <draw:line draw:style-name="gr26" draw:text-style-name="P12" draw:layer="layout" svg:x1="19cm" svg:y1="12.05cm" svg:x2="18.029cm" svg:y2="12.05cm">
          <text:p/>
        </draw:line>
        <draw:line draw:style-name="gr27" draw:text-style-name="P12" draw:layer="layout" svg:x1="13.029cm" svg:y1="12.1cm" svg:x2="11.997cm" svg:y2="12.094cm">
          <text:p/>
        </draw:line>
        <draw:line draw:style-name="gr28" draw:text-style-name="P12" draw:layer="layout" svg:x1="12.006cm" svg:y1="7.348cm" svg:x2="12.006cm" svg:y2="15.098cm">
          <text:p/>
        </draw:line>
        <draw:frame draw:style-name="gr6" draw:text-style-name="P10" draw:layer="layout" svg:width="1.07cm" svg:height="0.645cm" svg:x="4.43cm" svg:y="9.9cm">
          <draw:text-box>
            <text:p text:style-name="P8"><text:span text:style-name="T3">. . .</text:span></text:p>
          </draw:text-box>
        </draw:frame>
        <draw:line draw:style-name="gr29" draw:text-style-name="P12" draw:layer="layout" svg:x1="12.006cm" svg:y1="8.57cm" svg:x2="7.401cm" svg:y2="8.55cm">
          <text:p/>
        </draw:line>
        <draw:line draw:style-name="gr29" draw:text-style-name="P12" draw:layer="layout" svg:x1="12cm" svg:y1="11.8cm" svg:x2="8.25cm" svg:y2="11.798cm">
          <text:p/>
        </draw:line>
        <draw:line draw:style-name="gr29" draw:text-style-name="P12" draw:layer="layout" svg:x1="11.997cm" svg:y1="7.348cm" svg:x2="7cm" svg:y2="7.348cm">
          <text:p/>
        </draw:line>
        <draw:line draw:style-name="gr30" draw:text-style-name="P12" draw:layer="layout" svg:x1="12.529cm" svg:y1="13.15cm" svg:x2="12.529cm" svg:y2="13.65cm">
          <text:p/>
        </draw:line>
        <draw:line draw:style-name="gr27" draw:text-style-name="P12" draw:layer="layout" svg:x1="13.029cm" svg:y1="13.15cm" svg:x2="12.529cm" svg:y2="13.15cm">
          <text:p/>
        </draw:line>
        <draw:custom-shape draw:style-name="gr31" draw:text-style-name="P12" draw:layer="layout" svg:width="6.202cm" svg:height="3.5cm" svg:x="2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2" draw:layer="layout" svg:x1="11.5cm" svg:y1="14.5cm" svg:x2="8.202cm" svg:y2="14.5cm">
          <text:p/>
        </draw:line>
        <draw:line draw:style-name="gr22" draw:text-style-name="P12" draw:layer="layout" svg:x1="11.75cm" svg:y1="14.798cm" svg:x2="8.202cm" svg:y2="14.798cm">
          <text:p/>
        </draw:line>
        <draw:line draw:style-name="gr29" draw:text-style-name="P12" draw:layer="layout" svg:x1="11.995cm" svg:y1="15.094cm" svg:x2="8.202cm" svg:y2="15.098cm">
          <text:p/>
        </draw:line>
        <draw:line draw:style-name="gr19" draw:text-style-name="P12" draw:layer="layout" svg:x1="18.994cm" svg:y1="10.663cm" svg:x2="11.744cm" svg:y2="10.674cm">
          <text:p/>
        </draw:line>
        <draw:line draw:style-name="gr21" draw:text-style-name="P12" draw:layer="layout" svg:x1="19cm" svg:y1="10.663cm" svg:x2="19cm" svg:y2="12.05cm">
          <text:p/>
        </draw:line>
        <draw:frame draw:style-name="gr32" draw:text-style-name="P7" draw:layer="layout" svg:width="2.5cm" svg:height="0.607cm" svg:x="1.5cm" svg:y="19.805cm">
          <draw:text-box>
            <text:p text:style-name="P6"><text:span text:style-name="T2">„</text:span><text:span text:style-name="T2">12 V PSU”:</text:span></text:p>
          </draw:text-box>
        </draw:frame>
        <draw:frame draw:style-name="gr33" draw:text-style-name="P2" draw:layer="layout" svg:width="3cm" svg:height="0.695cm" svg:x="1.5cm" svg:y="22.805cm">
          <draw:text-box>
            <text:p text:style-name="P1"><text:span text:style-name="T1">„</text:span><text:span text:style-name="T1">5 V converter”:</text:span></text:p>
          </draw:text-box>
        </draw:frame>
        <draw:frame draw:style-name="gr34" draw:text-style-name="P4" draw:layer="layout" svg:width="3cm" svg:height="0.607cm" svg:x="1.5cm" svg:y="25.805cm">
          <draw:text-box>
            <text:p text:style-name="P3"><text:span text:style-name="T2">„</text:span><text:span text:style-name="T2">3,3 V supply”:</text:span></text:p>
          </draw:text-box>
        </draw:frame>
      </draw:page>
      <draw:page draw:name="page2" draw:style-name="dp1" draw:master-page-name="Alapértelmezett">
        <draw:frame draw:style-name="gr35" draw:text-style-name="P4" draw:layer="layout" svg:width="1.845cm" svg:height="0.607cm" svg:x="10.553cm" svg:y="7.041cm">
          <draw:text-box>
            <text:p text:style-name="P3"><text:span text:style-name="T2">RS-232</text:span></text:p>
          </draw:text-box>
        </draw:frame>
        <draw:frame draw:style-name="gr36" draw:text-style-name="P2" draw:layer="layout" svg:width="1.231cm" svg:height="0.607cm" svg:x="10.554cm" svg:y="6.229cm">
          <draw:text-box>
            <text:p text:style-name="P1"><text:span text:style-name="T1">I2C</text:span></text:p>
          </draw:text-box>
        </draw:frame>
        <draw:frame draw:style-name="gr37" draw:text-style-name="P7" draw:layer="layout" svg:width="1.25cm" svg:height="0.607cm" svg:x="10.548cm" svg:y="5.45cm">
          <draw:text-box>
            <text:p text:style-name="P6"><text:span text:style-name="T2">SPI</text:span></text:p>
          </draw:text-box>
        </draw:frame>
        <draw:frame draw:style-name="gr5" draw:text-style-name="P9" draw:layer="layout" svg:width="6.202cm" svg:height="3.5cm" svg:x="12.798cm" svg:y="4.9cm">
          <draw:text-box>
            <text:p text:style-name="P8"><text:span text:style-name="T3">Processor module</text:span></text:p>
          </draw:text-box>
        </draw:frame>
        <draw:frame draw:style-name="gr6" draw:text-style-name="P10" draw:layer="layout" svg:width="2cm" svg:height="0.645cm" svg:x="1.5cm" svg:y="2.463cm">
          <draw:text-box>
            <text:p text:style-name="P8"><text:span text:style-name="T3">Remete2</text:span></text:p>
          </draw:text-box>
        </draw:frame>
        <draw:frame draw:style-name="gr7" draw:text-style-name="P11" draw:layer="layout" svg:width="5cm" svg:height="1.75cm" svg:x="2cm" svg:y="3.463cm">
          <draw:text-box>
            <text:p text:style-name="P8"><text:span text:style-name="T3">I/O module Type 1</text:span></text:p>
          </draw:text-box>
        </draw:frame>
        <draw:custom-shape draw:style-name="gr38" draw:text-style-name="P12" draw:layer="layout" svg:width="18cm" svg:height="8.187cm" svg:x="1.5cm" svg:y="2.463cm">
          <text:p/>
          <draw:enhanced-geometry svg:viewBox="0 0 21600 21600" draw:type="rectangle" draw:enhanced-path="M 0 0 L 21600 0 21600 21600 0 21600 0 0 Z N"/>
        </draw:custom-shape>
        <draw:line draw:style-name="gr18" draw:text-style-name="P12" draw:layer="layout" svg:x1="9.007cm" svg:y1="3.681cm" svg:x2="7cm" svg:y2="3.663cm">
          <text:p/>
        </draw:line>
        <draw:custom-shape draw:style-name="gr20" draw:text-style-name="P12" draw:layer="layout" svg:width="5cm" svg:height="1.75cm" svg:x="2cm" svg:y="3.46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5cm" svg:height="1.75cm" svg:x="2cm" svg:y="5.9cm">
          <draw:text-box>
            <text:p text:style-name="P8"><text:span text:style-name="T3">I/O module Type 2</text:span></text:p>
          </draw:text-box>
        </draw:frame>
        <draw:custom-shape draw:style-name="gr20" draw:text-style-name="P12" draw:layer="layout" svg:width="5cm" svg:height="1.75cm" svg:x="2cm" svg:y="5.9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5cm" svg:height="1.75cm" svg:x="2.05cm" svg:y="8.313cm">
          <draw:text-box>
            <text:p text:style-name="P8"><text:span text:style-name="T3">I/O module Type 3</text:span></text:p>
          </draw:text-box>
        </draw:frame>
        <draw:custom-shape draw:style-name="gr20" draw:text-style-name="P12" draw:layer="layout" svg:width="5cm" svg:height="1.75cm" svg:x="2.05cm" svg:y="8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2" draw:layer="layout" svg:x1="9.014cm" svg:y1="6.1cm" svg:x2="7cm" svg:y2="6.1cm">
          <text:p/>
        </draw:line>
        <draw:line draw:style-name="gr18" draw:text-style-name="P12" draw:layer="layout" svg:x1="9.007cm" svg:y1="8.513cm" svg:x2="7.05cm" svg:y2="8.513cm">
          <text:p/>
        </draw:line>
        <draw:line draw:style-name="gr3" draw:text-style-name="P12" draw:layer="layout" svg:x1="9.007cm" svg:y1="3.667cm" svg:x2="9.014cm" svg:y2="8.513cm">
          <text:p/>
        </draw:line>
        <draw:line draw:style-name="gr18" draw:text-style-name="P12" draw:layer="layout" svg:x1="9.014cm" svg:y1="6.099cm" svg:x2="12.798cm" svg:y2="6.099cm">
          <text:p/>
        </draw:line>
        <draw:line draw:style-name="gr21" draw:text-style-name="P12" draw:layer="layout" svg:x1="9.25cm" svg:y1="3.971cm" svg:x2="9.25cm" svg:y2="8.811cm">
          <text:p/>
        </draw:line>
        <draw:line draw:style-name="gr22" draw:text-style-name="P12" draw:layer="layout" svg:x1="9.25cm" svg:y1="3.971cm" svg:x2="7cm" svg:y2="3.963cm">
          <text:p/>
        </draw:line>
        <draw:line draw:style-name="gr22" draw:text-style-name="P12" draw:layer="layout" svg:x1="9.25cm" svg:y1="6.4cm" svg:x2="7cm" svg:y2="6.4cm">
          <text:p/>
        </draw:line>
        <draw:line draw:style-name="gr22" draw:text-style-name="P12" draw:layer="layout" svg:x1="9.25cm" svg:y1="8.811cm" svg:x2="7.05cm" svg:y2="8.811cm">
          <text:p/>
        </draw:line>
        <draw:frame draw:style-name="gr23" draw:text-style-name="P24" draw:layer="layout" svg:width="19cm" svg:height="1.25cm" svg:x="1cm" svg:y="1.013cm">
          <draw:text-box>
            <text:p text:style-name="P23"><text:span text:style-name="T8">Processor connections</text:span></text:p>
          </draw:text-box>
        </draw:frame>
        <draw:line draw:style-name="gr22" draw:text-style-name="P12" draw:layer="layout" svg:x1="9.25cm" svg:y1="6.874cm" svg:x2="12.798cm" svg:y2="6.874cm">
          <text:p/>
        </draw:line>
        <draw:line draw:style-name="gr28" draw:text-style-name="P12" draw:layer="layout" svg:x1="9.506cm" svg:y1="4.261cm" svg:x2="9.506cm" svg:y2="9.115cm">
          <text:p/>
        </draw:line>
        <draw:frame draw:style-name="gr6" draw:text-style-name="P10" draw:layer="layout" svg:width="1.07cm" svg:height="0.645cm" svg:x="4.43cm" svg:y="6.813cm">
          <draw:text-box>
            <text:p text:style-name="P8"><text:span text:style-name="T3">. . .</text:span></text:p>
          </draw:text-box>
        </draw:frame>
        <draw:line draw:style-name="gr29" draw:text-style-name="P12" draw:layer="layout" svg:x1="9.506cm" svg:y1="6.7cm" svg:x2="7.001cm" svg:y2="6.7cm">
          <text:p/>
        </draw:line>
        <draw:line draw:style-name="gr29" draw:text-style-name="P12" draw:layer="layout" svg:x1="9.506cm" svg:y1="9.115cm" svg:x2="7.05cm" svg:y2="9.111cm">
          <text:p/>
        </draw:line>
        <draw:line draw:style-name="gr29" draw:text-style-name="P12" draw:layer="layout" svg:x1="9.506cm" svg:y1="4.261cm" svg:x2="7cm" svg:y2="4.261cm">
          <text:p/>
        </draw:line>
        <draw:custom-shape draw:style-name="gr31" draw:text-style-name="P12" draw:layer="layout" svg:width="6.202cm" svg:height="3.5cm" svg:x="12.798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2" draw:layer="layout" svg:x1="9.506cm" svg:y1="7.682cm" svg:x2="12.797cm" svg:y2="7.68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adornments="Könyv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Nyílhegyek_20_3" draw:display-name="Nyílhegyek 3" svg:viewBox="0 0 20 20" svg:d="M0 20l10-20 10 20z"/>
    <draw:marker draw:name="Nyílhegyek_20_4" draw:display-name="Nyílhegyek 4" svg:viewBox="0 0 20 20" svg:d="M0 20l10-20 10 20z"/>
    <draw:marker draw:name="Nyílhegyek_20_5" draw:display-name="Nyílhegyek 5" svg:viewBox="0 0 20 20" svg:d="M0 20l10-20 10 20z"/>
    <draw:marker draw:name="Reversed_20_Arrow" draw:display-name="Reversed Arrow" svg:viewBox="0 0 20 30" svg:d="M10 30l-10-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7:57:26.207580389</meta:creation-date>
    <dc:date>2024-03-03T03:14:09.357812455</dc:date>
    <meta:editing-duration>PT7H41M10S</meta:editing-duration>
    <meta:editing-cycles>26</meta:editing-cycles>
    <meta:generator>LibreOffice/7.4.7.2$Linux_X86_64 LibreOffice_project/40$Build-2</meta:generator>
    <meta:document-statistic meta:object-count="91"/>
  </office:meta>
</office:document-meta>
</file>